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置換者</text:p>
          </table:table-cell>
          <table:table-cell office:value-type="string" calcext:value-type="string">
            <text:p>記述されたリソースをサポート、配置解除、または置き換えする関連リソース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フォーマット</text:p>
          </table:table-cell>
          <table:table-cell office:value-type="string" calcext:value-type="string">
            <text:p>既存の関連リソース。これは、記述されたリソースと実質的に同じですが、別のフォーマットで行われます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次の部分</text:p>
          </table:table-cell>
          <table:table-cell office:value-type="string" calcext:value-type="string">
            <text:p>記述されたリソースが物理的または論理的に組み込まれている関連リソース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参照者</text:p>
          </table:table-cell>
          <table:table-cell office:value-type="string" calcext:value-type="string">
            <text:p>記述されたリソースを参照、引用したり、それ以外の点で指し示す関連リソース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要求者</text:p>
          </table:table-cell>
          <table:table-cell office:value-type="string" calcext:value-type="string">
            <text:p>機能、配信、またはコヒーレンスをサポートするには、記述されたリソースを必要とする関連リソース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次のバージョン</text:p>
          </table:table-cell>
          <table:table-cell office:value-type="string" calcext:value-type="string">
            <text:p>記述されたリソースがバージョン、エディション、または順応である関連リソース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形式あり</text:p>
          </table:table-cell>
          <table:table-cell office:value-type="string" calcext:value-type="string">
            <text:p>既存の記述済みリソースと実質的に同じであるが、別の形式ではない関連リソース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パーツあり</text:p>
          </table:table-cell>
          <table:table-cell office:value-type="string" calcext:value-type="string">
            <text:p>記述されたリソース内に物理的または論理的に組み込まれる関連リソース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バージョンあり</text:p>
          </table:table-cell>
          <table:table-cell office:value-type="string" calcext:value-type="string">
            <text:p>記述されたリソースのバージョン、エディション、または順応である関連リソース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 style:data-style-name="N2" text:time-value="21:43:15.24109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11:35.710802059</meta:creation-date>
    <dc:date>2021-03-18T21:44:45.931821557</dc:date>
    <meta:editing-duration>PT2M41S</meta:editing-duration>
    <meta:editing-cycles>2</meta:editing-cycles>
    <meta:generator>LibreOffice/6.4.6.2$Linux_X86_64 LibreOffice_project/40$Build-2</meta:generator>
    <meta:document-statistic meta:table-count="1" meta:cell-count="30" meta:object-count="0"/>
  </office:meta>
</office:document-meta>
</file>